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6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9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0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3.776cm" style:use-optimal-column-width="false"/>
    </style:style>
    <style:style style:name="co4" style:family="table-column">
      <style:table-column-properties style:column-width="3.792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1.591cm"/>
    </style:style>
    <style:style style:name="ro3" style:family="table-row">
      <style:table-row-properties style:row-height="1.386cm"/>
    </style:style>
    <style:style style:name="ro4" style:family="table-row">
      <style:table-row-properties style:row-height="3.217cm"/>
    </style:style>
    <style:style style:name="ro5" style:family="table-row">
      <style:table-row-properties style:row-height="3.079cm"/>
    </style:style>
    <style:style style:name="ro6" style:family="table-row">
      <style:table-row-properties style:row-height="4.56cm"/>
    </style:style>
    <style:style style:name="ro7" style:family="table-row">
      <style:table-row-properties style:row-height="3.502cm"/>
    </style:style>
    <style:style style:name="ro8" style:family="table-row">
      <style:table-row-properties style:row-height="4.212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30pt" style:font-size-asian="30pt" style:font-size-complex="30pt"/>
    </style:style>
    <style:style style:name="ce5" style:family="table-cell">
      <style:paragraph-properties fo:text-align="center" style:writing-mode="rl-tb"/>
      <style:text-properties fo:font-size="32pt" style:font-size-asian="32pt" style:font-size-complex="32pt"/>
    </style:style>
    <style:style style:name="ce6" style:family="table-cell">
      <style:paragraph-properties fo:text-align="center" style:writing-mode="rl-tb"/>
      <style:text-properties fo:font-size="36pt" style:font-size-asian="36pt" style:font-size-complex="36pt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/>
      <style:text-properties fo:font-size="36pt" style:font-size-asian="36pt" style:font-size-complex="36pt"/>
    </style:style>
    <style:style style:name="ce9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end" style:writing-mode="rl-tb"/>
      <style:text-properties fo:color="#009900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15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solid" draw:fill-color="#00ff66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26pt"/>
    </style:style>
    <style:style style:name="P20" style:family="paragraph">
      <style:paragraph-properties fo:margin-left="1.27cm" fo:margin-right="0cm" fo:text-align="end" fo:text-indent="0cm" style:writing-mode="rl-tb"/>
    </style:style>
    <style:style style:name="P21" style:family="paragraph">
      <style:paragraph-properties fo:margin-left="1.27cm" fo:margin-right="0cm" fo:text-align="start" fo:text-indent="0cm" style:writing-mode="lr-tb"/>
    </style:style>
    <style:style style:name="P22" style:family="paragraph">
      <style:paragraph-properties fo:text-align="end" style:writing-mode="rl-tb"/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3" style:family="paragraph">
      <style:paragraph-properties fo:margin-left="0cm" fo:margin-right="0cm" fo:text-align="end" fo:text-indent="0cm" style:writing-mode="rl-tb"/>
    </style:style>
    <style:style style:name="P24" style:family="paragraph">
      <style:paragraph-properties fo:margin-left="0cm" fo:margin-right="0cm" fo:text-indent="0cm" style:writing-mode="lr-tb"/>
    </style:style>
    <style:style style:name="P25" style:family="paragraph">
      <style:paragraph-properties fo:text-align="end" style:writing-mode="rl-tb"/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6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P27" style:family="paragraph">
      <style:paragraph-properties fo:text-align="end" style:writing-mode="rl-tb"/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8" style:family="paragraph">
      <style:paragraph-properties style:writing-mode="rl-tb"/>
      <style:text-properties fo:font-size="48pt" style:font-size-asian="48pt" style:font-size-complex="48pt"/>
    </style:style>
    <style:style style:name="P29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32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/>
      <style:text-properties fo:font-size="30pt" style:font-size-asian="30pt" style:font-size-complex="30pt"/>
    </style:style>
    <style:style style:name="P34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rl-tb"/>
      <style:text-properties fo:font-size="32pt" style:font-size-asian="32pt" style:font-size-complex="32pt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="none" draw:fill-color="#ffffff"/>
      <style:paragraph-properties style:writing-mode="rl-tb"/>
    </style:style>
    <style:style style:name="P38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39" style:family="paragraph">
      <style:paragraph-properties fo:text-align="center" style:writing-mode="rl-tb"/>
    </style:style>
    <style:style style:name="P40" style:family="paragraph">
      <style:paragraph-properties fo:text-align="center" style:writing-mode="rl-tb"/>
      <style:text-properties fo:font-size="36pt" style:font-size-asian="36pt" style:font-size-complex="36pt"/>
    </style:style>
    <style:style style:name="P41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42" style:family="paragraph">
      <style:paragraph-properties fo:text-align="center" style:writing-mode="lr-tb"/>
      <style:text-properties fo:font-size="36pt" style:font-size-asian="36pt" style:font-size-complex="36pt"/>
    </style:style>
    <style:style style:name="P43" style:family="paragraph">
      <style:paragraph-properties fo:text-align="center" style:writing-mode="lr-tb"/>
      <style:text-properties style:font-size-asian="36pt" style:font-size-complex="36pt"/>
    </style:style>
    <style:style style:name="P44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45" style:family="paragraph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P46" style:family="paragraph">
      <style:paragraph-properties fo:text-align="center"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7" style:family="paragraph"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8" style:family="paragraph"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9" style:family="paragraph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style:font-name="Liberation Sans4" fo:font-size="54pt" style:font-size-asian="54pt" style:font-name-complex="Liberation Sans4" style:font-size-complex="54pt"/>
    </style:style>
    <style:style style:name="T8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9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99" style:font-name="Liberation Sans6" fo:font-size="40pt" style:font-name-asian="Liberation Sans6" style:font-size-asian="40pt" style:font-name-complex="Liberation Sans6" style:font-size-complex="40pt"/>
    </style:style>
    <style:style style:name="T11" style:family="text">
      <style:text-properties fo:color="#99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" style:family="text">
      <style:text-properties fo:color="#990066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3" style:family="text">
      <style:text-properties fo:color="#ff33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4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5" style:family="text"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6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9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style:use-window-font-color="true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2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3" style:family="text">
      <style:text-properties style:use-window-font-color="true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4" style:family="text">
      <style:text-properties fo:color="#000000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5" style:family="text">
      <style:text-properties fo:color="#000000" style:text-position="-33% 58%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6" style:family="text">
      <style:text-properties fo:color="#000000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7" style:family="text">
      <style:text-properties fo:color="#000000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8" style:family="text">
      <style:text-properties fo:color="#0000ff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9" style:family="text">
      <style:text-properties fo:color="#0000ff" style:font-name="Liberation Sans4" fo:font-size="36pt" fo:font-style="normal" fo:font-weight="normal" style:font-name-asian="Liberation Sans6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0" style:family="text">
      <style:text-properties fo:color="#00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1" style:family="text">
      <style:text-properties fo:color="#0000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2" style:family="text">
      <style:text-properties fo:color="#00cc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3" style:family="text">
      <style:text-properties fo:color="#000099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5" style:family="text">
      <style:text-properties fo:font-size="26pt"/>
    </style:style>
    <style:style style:name="T36" style:family="text">
      <style:text-properties fo:color="#0000ff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7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8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9" style:family="text">
      <style:text-properties fo:color="#00cc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0" style:family="text">
      <style:text-properties fo:color="#00cc33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1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3333ff" style:font-name="Liberation Sans4" fo:font-size="36pt" style:font-name-asian="David CLM1" style:font-size-asian="36pt" style:font-name-complex="Liberation Sans4" style:font-size-complex="36pt"/>
    </style:style>
    <style:style style:name="T49" style:family="text">
      <style:text-properties style:font-name="Times New Roman" fo:font-size="36pt" style:font-name-asian="David CLM1" style:font-size-asian="36pt" style:font-name-complex="David CLM1" style:font-size-complex="36pt"/>
    </style:style>
    <style:style style:name="T50" style:family="text">
      <style:text-properties style:text-position="-26% 58%" style:font-name="Times New Roman" fo:font-size="36pt" style:font-name-asian="David CLM1" style:font-size-asian="36pt" style:font-name-complex="David CLM1" style:font-size-complex="36pt"/>
    </style:style>
    <style:style style:name="T51" style:family="text">
      <style:text-properties style:font-name="Times New Roman" fo:font-size="36pt" fo:font-style="italic" style:font-name-asian="David CLM1" style:font-size-asian="36pt" style:font-name-complex="David CLM1" style:font-size-complex="36pt" style:font-style-complex="italic"/>
    </style:style>
    <style:style style:name="T52" style:family="text">
      <style:text-properties style:font-name="Times New Roman" fo:font-size="36pt" fo:font-style="normal" style:font-name-asian="David CLM1" style:font-size-asian="36pt" style:font-style-asian="normal" style:font-name-complex="David CLM1" style:font-size-complex="36pt" style:font-style-complex="normal"/>
    </style:style>
    <style:style style:name="T53" style:family="text">
      <style:text-properties style:font-name="Times New Roman" fo:font-size="36pt" fo:font-style="normal" fo:font-weight="bold" style:font-name-asian="David CLM1" style:font-size-asian="36pt" style:font-style-asian="normal" style:font-weight-asian="bold" style:font-name-complex="David CLM1" style:font-size-complex="36pt" style:font-style-complex="normal" style:font-weight-complex="bold"/>
    </style:style>
    <style:style style:name="T54" style:family="text">
      <style:text-properties fo:color="#ff00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5" style:family="text">
      <style:text-properties fo:color="#009900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56" style:family="text"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T57" style:family="text">
      <style:text-properties fo:color="#0099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fo:color="#009900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59" style:family="text">
      <style:text-properties style:use-window-font-color="true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0" style:family="text">
      <style:text-properties style:use-window-font-color="true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3333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style:font-name="Times New Roman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avid CLM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fo:background-color="transparent" style:font-name-asian="David CLM1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font-name="Liberation Sans4" fo:font-size="48pt" style:font-size-asian="48pt" style:font-name-complex="Liberation Sans4" style:font-size-complex="48pt"/>
    </style:style>
    <style:style style:name="T76" style:family="text">
      <style:text-properties fo:color="#00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7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8" style:family="text">
      <style:text-properties fo:color="#0000ff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79" style:family="text">
      <style:text-properties fo:color="#0000ff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0" style:family="text">
      <style:text-properties fo:color="#00cc33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1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2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3" style:family="text">
      <style:text-properties fo:color="#000099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84" style:family="text">
      <style:text-properties fo:color="#00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5" style:family="text">
      <style:text-properties fo:color="#000099" style:font-name="Liberation Sans4" fo:font-size="24pt" fo:font-style="normal" style:font-size-asian="24pt" style:font-style-asian="normal" style:font-name-complex="Liberation Sans4" style:font-size-complex="24pt" style:font-style-complex="normal"/>
    </style:style>
    <style:style style:name="T86" style:family="text">
      <style:text-properties fo:color="#000099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87" style:family="text">
      <style:text-properties fo:color="#00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8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89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90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1" style:family="text">
      <style:text-properties fo:font-size="32pt" style:font-size-asian="32pt" style:font-size-complex="32pt"/>
    </style:style>
    <style:style style:name="T92" style:family="text">
      <style:text-properties fo:font-size="32pt" fo:font-weight="normal" style:font-size-asian="32pt" style:font-weight-asian="normal" style:font-size-complex="32pt" style:font-weight-complex="normal"/>
    </style:style>
    <style:style style:name="T93" style:family="text">
      <style:text-properties fo:font-size="32pt" fo:font-weight="bold" style:font-size-asian="32pt" style:font-weight-asian="bold" style:font-size-complex="32pt" style:font-weight-complex="bold"/>
    </style:style>
    <style:style style:name="T94" style:family="text">
      <style:text-properties fo:font-size="30pt" style:font-size-asian="30pt" style:font-size-complex="30pt"/>
    </style:style>
    <style:style style:name="T95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96" style:family="text">
      <style:text-properties fo:color="#0000ff" fo:font-size="36pt" style:font-size-asian="36pt" style:font-size-complex="36pt"/>
    </style:style>
    <style:style style:name="T97" style:family="text">
      <style:text-properties fo:color="#009900" fo:font-size="36pt" style:font-size-asian="36pt" style:font-size-complex="36pt"/>
    </style:style>
    <style:style style:name="T98" style:family="text">
      <style:text-properties fo:color="#990066" fo:font-size="36pt" style:font-size-asian="36pt" style:font-size-complex="36pt"/>
    </style:style>
    <style:style style:name="T99" style:family="text">
      <style:text-properties fo:font-size="36pt" style:font-size-asian="36pt" style:font-size-complex="36pt"/>
    </style:style>
    <style:style style:name="T100" style:family="text">
      <style:text-properties fo:color="#ff0000" fo:font-size="36pt" style:font-size-asian="36pt" style:font-size-complex="36pt"/>
    </style:style>
    <style:style style:name="T101" style:family="text">
      <style:text-properties fo:color="#00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2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103" style:family="text">
      <style:text-properties fo:color="#000099" style:font-name="Liberation Sans4" fo:font-size="36pt" style:font-name-asian="Liberation Sans6" style:font-size-asian="36pt" style:font-name-complex="Liberation Sans4" style:font-size-complex="36pt"/>
    </style:style>
    <style:style style:name="T104" style:family="text">
      <style:text-properties fo:color="#000099" style:font-name="Liberation Sans4" fo:font-size="22pt" style:font-name-asian="Liberation Sans6" style:font-size-asian="22pt" style:font-name-complex="Liberation Sans4" style:font-size-complex="22pt"/>
    </style:style>
    <style:style style:name="T105" style:family="text">
      <style:text-properties fo:color="#0066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6" style:family="text">
      <style:text-properties fo:color="#0066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7" style:family="text">
      <style:text-properties fo:color="#006600" style:font-name="Liberation Sans4" fo:font-size="36pt" style:font-name-asian="Liberation Sans6" style:font-size-asian="36pt" style:font-name-complex="Liberation Sans4" style:font-size-complex="36pt"/>
    </style:style>
    <style:style style:name="T108" style:family="text">
      <style:text-properties fo:color="#006600" style:font-name="Liberation Sans4" fo:font-size="22pt" style:font-name-asian="Liberation Sans6" style:font-size-asian="22pt" style:font-name-complex="Liberation Sans4" style:font-size-complex="22pt"/>
    </style:style>
    <style:style style:name="T109" style:family="text">
      <style:text-properties fo:color="#77216f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0" style:family="text">
      <style:text-properties fo:color="#77216f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1" style:family="text">
      <style:text-properties fo:color="#77216f" style:font-name="Liberation Sans4" fo:font-size="36pt" style:font-name-asian="Liberation Sans6" style:font-size-asian="36pt" style:font-name-complex="Liberation Sans4" style:font-size-complex="36pt"/>
    </style:style>
    <style:style style:name="T112" style:family="text">
      <style:text-properties fo:color="#77216f" style:font-name="Liberation Sans4" fo:font-size="22pt" style:font-name-asian="Liberation Sans6" style:font-size-asian="22pt" style:font-name-complex="Liberation Sans4" style:font-size-complex="22pt"/>
    </style:style>
    <style:style style:name="T113" style:family="text">
      <style:text-properties fo:color="#ff00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4" style:family="text">
      <style:text-properties fo:color="#ff00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5" style:family="text">
      <style:text-properties fo:color="#ff0000" style:font-name="Liberation Sans4" fo:font-size="36pt" style:font-name-asian="Liberation Sans6" style:font-size-asian="36pt" style:font-name-complex="Liberation Sans4" style:font-size-complex="36pt"/>
    </style:style>
    <style:style style:name="T116" style:family="text">
      <style:text-properties fo:color="#ff0000" style:font-name="Liberation Sans4" fo:font-size="24pt" style:font-name-asian="Liberation Sans6" style:font-size-asian="24pt" style:font-name-complex="Liberation Sans4" style:font-size-complex="24pt"/>
    </style:style>
    <style:style style:name="T117" style:family="text">
      <style:text-properties fo:color="#ff0000" style:font-name="Liberation Sans4" fo:font-size="22pt" style:font-name-asian="Liberation Sans6" style:font-size-asian="22pt" style:font-name-complex="Liberation Sans4" style:font-size-complex="22pt"/>
    </style:style>
    <style:style style:name="T118" style:family="text">
      <style:text-properties fo:font-size="36pt" fo:font-weight="bold" style:font-size-asian="36pt" style:font-weight-asian="bold" style:font-size-complex="36pt" style:font-weight-complex="bold"/>
    </style:style>
    <style:style style:name="T119" style:family="text">
      <style:text-properties style:font-name="Liberation Sans4" style:font-name-complex="Liberation Sans4"/>
    </style:style>
    <style:style style:name="T120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21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22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23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</text:span><text:span text:style-name="T1">וק</text:span><text:span text:style-name="T1">ה </text:span><text:span text:style-name="T1">הוג</text:span><text:span text:style-name="T1">נת </text:span><text:span text:style-name="T1">של </text:span><text:span text:style-name="T1">שכ</text:span><text:span text:style-name="T1">ר </text:span><text:span text:style-name="T1">דיר</text:span><text:span text:style-name="T1">ה</text:span><text:span text:style-name="T2"><text:line-break/></text:span><text:span text:style-name="T2">F</text:span><text:span text:style-name="T2">ai</text:span><text:span text:style-name="T2">r </text:span><text:span text:style-name="T2">R</text:span><text:span text:style-name="T2">e</text:span><text:span text:style-name="T2">nt </text:span><text:span text:style-name="T2">Di</text:span><text:span text:style-name="T2">vi</text:span><text:span text:style-name="T2">si</text:span><text:span text:style-name="T2">o</text:span><text:span text:style-name="T2">n</text:span><text:span text:style-name="T3"><text:line-break/></text:span><text:span text:style-name="T3"><text:line-break/></text:span><text:span text:style-name="T4">ארא</text:span><text:span text:style-name="T4">ל </text:span><text:span text:style-name="T4">סגל-</text:span><text:span text:style-name="T4">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</text:span><text:span text:style-name="T7">קת </text:span><text:span text:style-name="T7">שכ</text:span><text:span text:style-name="T7">ר </text:span><text:span text:style-name="T7">דיר</text:span><text:span text:style-name="T7">ה: </text:span><text:span text:style-name="T7">מוד</text:span><text:span text:style-name="T7">ל </text:span><text:span text:style-name="T8">קר</text:span><text:span text:style-name="T8">דינ</text:span><text:span text:style-name="T8">לי</text:span></text:p>
          </draw:text-box>
        </draw:frame>
        <draw:frame presentation:style-name="pr4" draw:text-style-name="P11" draw:layer="layout" svg:width="27.432cm" svg:height="17.697cm" svg:x="0.254cm" svg:y="3.048cm" presentation:class="outline" presentation:user-transformed="true">
          <draw:text-box>
            <text:p xml:id="id1" text:id="id1" text:style-name="P10"><text:span text:style-name="T9">הנחות:</text:span></text:p>
            <text:list text:style-name="L2">
              <text:list-item>
                <text:p xml:id="id2" text:id="id2" text:style-name="P10"><text:span text:style-name="T9">"חדרים סבירים" - כל דייר מייחס ערך כספי לכל חדר, סכום הערכים </text:span><text:span text:style-name="T10">≥</text:span><text:span text:style-name="T9"> מחיר הדירה.</text:span></text:p>
              </text:list-item>
              <text:list-item>
                <text:p xml:id="id3" text:id="id3" text:style-name="P10"><text:span text:style-name="T9">"קוואזי-ליניאריות" - התועלת של דייר שמקבל חדר = ערך החדר פחות המחיר שלו.</text:span></text:p>
              </text:list-item>
              <text:list-item>
                <text:p xml:id="id4" text:id="id4" text:style-name="P10"><text:span text:style-name="T11">הנחת “הדיירים העניים” בדרך-כלל </text:span><text:span text:style-name="T12">לא</text:span><text:span text:style-name="T11"> מתקיימת: </text:span><text:span text:style-name="T13">אם <text:s/>חדר א = </text:span><text:span text:style-name="T13">100</text:span><text:span text:style-name="T13"> <text:s text:c="2"/>וחדר ב = </text:span><text:span text:style-name="T13">50</text:span><text:span text:style-name="T13">, </text:span><text:span text:style-name="T13"><text:line-break/></text:span><text:span text:style-name="T13">נעדיף חדר א במחיר </text:span><text:span text:style-name="T13">5</text:span><text:span text:style-name="T13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</text:span><text:span text:style-name="T7">קת </text:span><text:span text:style-name="T7">שכ</text:span><text:span text:style-name="T7">ר </text:span><text:span text:style-name="T7">דיר</text:span><text:span text:style-name="T7">ה: </text:span><text:span text:style-name="T7">סכו</text:span><text:span text:style-name="T7">ם </text:span><text:span text:style-name="T7">הע</text:span><text:span text:style-name="T7">רכי</text:span><text:span text:style-name="T7">ם</text:span></text:p>
          </draw:text-box>
        </draw:frame>
        <draw:frame presentation:style-name="pr4" draw:text-style-name="P13" draw:layer="layout" svg:width="27.432cm" svg:height="18.205cm" svg:x="0.254cm" svg:y="2.115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</text:span><text:span text:style-name="T15">השמה ללא </text:span><text:span text:style-name="T15">קנאה, סכום </text:span><text:span text:style-name="T15">הערכים של </text:span><text:span text:style-name="T15">הדיירים </text:span><text:span text:style-name="T15">בחדרים שהם </text:span><text:span text:style-name="T15">גרים בהם הוא </text:span><text:span text:style-name="T15">מקסימלי.</text:span></text:p>
            <text:p text:style-name="P10"><text:span text:style-name="T17">הוכחה</text:span><text:span text:style-name="T18">: תהי </text:span><text:span text:style-name="T19">X</text:span><text:span text:style-name="T18"> </text:span><text:span text:style-name="T18">השמת-חדרים </text:span><text:span text:style-name="T18">ללא קנאה.</text:span><text:span text:style-name="T18"><text:line-break/></text:span><text:span text:style-name="T18">תהי </text:span><text:span text:style-name="T19">Y</text:span><text:span text:style-name="T18"> השמה </text:span><text:span text:style-name="T18">אחרת כלשהי. </text:span><text:span text:style-name="T18">לפי הגדרת </text:span><text:span text:style-name="T18">קנאה, לכל </text:span><text:span text:style-name="T19">i</text:span><text:span text:style-name="T18">:</text:span></text:p>
            <text:p text:style-name="P1"><text:span text:style-name="T19">V</text:span><text:span text:style-name="T20">i</text:span><text:span text:style-name="T19">(X</text:span><text:span text:style-name="T20">i</text:span><text:span text:style-name="T19">) – P(X</text:span><text:span text:style-name="T20">i</text:span><text:span text:style-name="T19">) </text:span><text:span text:style-name="T21">≥</text:span><text:span text:style-name="T19"> </text:span><text:span text:style-name="T19">V</text:span><text:span text:style-name="T20">i</text:span><text:span text:style-name="T19">(Y</text:span><text:span text:style-name="T20">i</text:span><text:span text:style-name="T19">) – P(Y</text:span><text:span text:style-name="T20">i</text:span><text:span text:style-name="T19">)</text:span></text:p>
            <text:p text:style-name="P10"><text:span text:style-name="T18">נסכום על כל </text:span><text:span text:style-name="T18">הדיירים, </text:span><text:span text:style-name="T19">i</text:span><text:span text:style-name="T18"> בין </text:span><text:span text:style-name="T22">1</text:span><text:span text:style-name="T18"> </text:span><text:span text:style-name="T18">ל-</text:span><text:span text:style-name="T19">n</text:span><text:span text:style-name="T18">:</text:span></text:p>
            <text:p text:style-name="P1"><text:span text:style-name="T23">∑</text:span><text:span text:style-name="T23">(</text:span><text:span text:style-name="T24">V</text:span><text:span text:style-name="T25">i</text:span><text:span text:style-name="T24">(X</text:span><text:span text:style-name="T25">i</text:span><text:span text:style-name="T24">) – </text:span><text:span text:style-name="T24">P(X</text:span><text:span text:style-name="T25">i</text:span><text:span text:style-name="T24">)) </text:span><text:span text:style-name="T26">≥</text:span><text:span text:style-name="T24"> </text:span><text:span text:style-name="T24">∑(V</text:span><text:span text:style-name="T25">i</text:span><text:span text:style-name="T24">(Y</text:span><text:span text:style-name="T25">i</text:span><text:span text:style-name="T24">) – </text:span><text:span text:style-name="T24">P(Y</text:span><text:span text:style-name="T25">i</text:span><text:span text:style-name="T24">))</text:span></text:p>
            <text:p text:style-name="P1"><text:span text:style-name="T24">∑</text:span><text:span text:style-name="T24">V</text:span><text:span text:style-name="T25">i</text:span><text:span text:style-name="T24">(X</text:span><text:span text:style-name="T25">i</text:span><text:span text:style-name="T24">) – </text:span><text:span text:style-name="T24">∑P(X</text:span><text:span text:style-name="T25">i</text:span><text:span text:style-name="T24">) </text:span><text:span text:style-name="T26">≥</text:span><text:span text:style-name="T24"> </text:span><text:span text:style-name="T24">∑V</text:span><text:span text:style-name="T25">i</text:span><text:span text:style-name="T24">(Y</text:span><text:span text:style-name="T25">i</text:span><text:span text:style-name="T24">) – </text:span><text:span text:style-name="T24">∑P(Y</text:span><text:span text:style-name="T25">i</text:span><text:span text:style-name="T24">)</text:span></text:p>
            <text:p text:style-name="P10"><text:span text:style-name="T27">בשני הצדדים, </text:span><text:span text:style-name="T27">סכום המחירים </text:span><text:span text:style-name="T27">שווה למחיר </text:span><text:span text:style-name="T27">הדירה:</text:span></text:p>
            <text:p text:style-name="P1"><text:span text:style-name="T24">∑</text:span><text:span text:style-name="T24">V</text:span><text:span text:style-name="T25">i</text:span><text:span text:style-name="T24">(X</text:span><text:span text:style-name="T25">i</text:span><text:span text:style-name="T24">) </text:span><text:span text:style-name="T26">≥</text:span><text:span text:style-name="T24"> </text:span><text:span text:style-name="T24">∑V</text:span><text:span text:style-name="T25">i</text:span><text:span text:style-name="T24">(Y</text:span><text:span text:style-name="T25">i</text:span><text:span text:style-name="T24">) 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מיק</text:span><text:span text:style-name="T7">סום </text:span><text:span text:style-name="T7">סכו</text:span><text:span text:style-name="T7">ם </text:span><text:span text:style-name="T7">הע</text:span><text:span text:style-name="T7">רכי</text:span><text:span text:style-name="T7">ם</text:span></text:p>
          </draw:text-box>
        </draw:frame>
        <draw:frame presentation:style-name="pr4" draw:text-style-name="P14" draw:layer="layout" svg:width="27.432cm" svg:height="18.205cm" svg:x="0.254cm" svg:y="2.54cm" presentation:class="outline" presentation:user-transformed="true">
          <draw:text-box>
            <text:p text:style-name="P10"><text:span text:style-name="T14">משפט</text:span><text:span text:style-name="T15">: </text:span><text:span text:style-name="T16">בכל</text:span><text:span text:style-name="T15"> </text:span><text:span text:style-name="T15">השמה ללא </text:span><text:span text:style-name="T15">קנאה, סכום </text:span><text:span text:style-name="T15">הערכים של </text:span><text:span text:style-name="T15">הדיירים </text:span><text:span text:style-name="T15">בחדרים שהם </text:span><text:span text:style-name="T15">גרים בהם הוא </text:span><text:span text:style-name="T15">מקסימלי.</text:span></text:p>
            <text:p text:style-name="P10"><text:span text:style-name="T28">מסקנות:</text:span></text:p>
            <text:list text:style-name="L3">
              <text:list-item>
                <text:p text:style-name="P10"><text:span text:style-name="T29">כל </text:span><text:span text:style-name="T29">השמת-חדרי</text:span><text:span text:style-name="T29">ם ללא קנאה </text:span><text:span text:style-name="T29">היא יעילה </text:span><text:span text:style-name="T29">פארטו.</text:span></text:p>
              </text:list-item>
              <text:list-item>
                <text:p text:style-name="P10"><text:span text:style-name="T30">כדי למצוא </text:span><text:span text:style-name="T30">חלוקת שכ"ד </text:span><text:span text:style-name="T30">ללא קנאה, </text:span><text:span text:style-name="T30">צריך </text:span><text:span text:style-name="T30">אלגוריתם </text:span><text:span text:style-name="T30">ל</text:span><text:span text:style-name="T31">השמה </text:span><text:span text:style-name="T31">ממקסמת-ס</text:span><text:span text:style-name="T31">כום-ערכים</text:span><text:span text:style-name="T30">.</text:span></text:p>
              </text:list-item>
            </text:list>
            <text:p text:style-name="P10"><text:span text:style-name="T32">בעיית מיקסום </text:span><text:span text:style-name="T32">סכום הערכים </text:span><text:span text:style-name="T32">ידועה בשמות </text:span><text:span text:style-name="T32">שונים:</text:span></text:p>
            <text:list text:style-name="L1">
              <text:list-item>
                <text:p text:style-name="P10"><text:span text:style-name="T32">בעיית ההשמה </text:span><text:span text:style-name="T32">– </text:span><text:span text:style-name="T32">Assignment </text:span><text:span text:style-name="T32">problem</text:span></text:p>
              </text:list-item>
              <text:list-item>
                <text:p text:style-name="P10"><text:span text:style-name="T32">שידוך עם </text:span><text:span text:style-name="T32">משקל </text:span><text:span text:style-name="T32">מקסימלי – </text:span><text:span text:style-name="T32"><text:line-break/></text:span><text:span text:style-name="T32">Maximum-</text:span><text:span text:style-name="T32">weight </text:span><text:span text:style-name="T32">matching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3">הקלט</text:span><text:span text:style-name="T34">: גרף </text:span><text:span text:style-name="T34">דו-צדדי עם </text:span><text:span text:style-name="T34">משקלים על </text:span><text:span text:style-name="T34">הקשתות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7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7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7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5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5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5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5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</text:span></text:p>
          </draw:text-box>
        </draw:frame>
        <draw:frame presentation:style-name="pr4" draw:text-style-name="P15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6">הפלט</text:span><text:span text:style-name="T37">: </text:span><text:span text:style-name="T37">שידוך </text:span><text:span text:style-name="T37">מושלם </text:span><text:span text:style-name="T37">שמשקלו </text:span><text:span text:style-name="T37">גדול ביותר:</text:span></text:p>
              </text:list-item>
            </text:list>
          </draw:text-box>
        </draw:frame>
        <draw:custom-shape draw:style-name="gr5" draw:text-style-name="P16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8" draw:layer="layout" svg:x1="19.05cm" svg:y1="10.922cm" svg:x2="9.144cm" svg:y2="10.922cm">
          <text:p/>
        </draw:line>
        <draw:line draw:style-name="gr7" draw:text-style-name="P18" draw:layer="layout" svg:x1="19.05cm" svg:y1="11.43cm" svg:x2="9.144cm" svg:y2="14.478cm">
          <text:p/>
        </draw:line>
        <draw:line draw:style-name="gr9" draw:text-style-name="P18" draw:layer="layout" svg:x1="19.304cm" svg:y1="11.938cm" svg:x2="9.144cm" svg:y2="17.78cm">
          <text:p/>
        </draw:line>
        <draw:line draw:style-name="gr7" draw:text-style-name="P18" draw:layer="layout" svg:x1="19.05cm" svg:y1="14.732cm" svg:x2="9.144cm" svg:y2="11.43cm">
          <text:p/>
        </draw:line>
        <draw:line draw:style-name="gr9" draw:text-style-name="P18" draw:layer="layout" svg:x1="19.05cm" svg:y1="14.986cm" svg:x2="9.144cm" svg:y2="14.986cm">
          <text:p/>
        </draw:line>
        <draw:line draw:style-name="gr7" draw:text-style-name="P18" draw:layer="layout" svg:x1="19.05cm" svg:y1="15.24cm" svg:x2="9.144cm" svg:y2="18.542cm">
          <text:p/>
        </draw:line>
        <draw:line draw:style-name="gr7" draw:text-style-name="P18" draw:layer="layout" svg:x1="19.05cm" svg:y1="18.542cm" svg:x2="9.144cm" svg:y2="18.796cm">
          <text:p/>
        </draw:line>
        <draw:line draw:style-name="gr7" draw:text-style-name="P18" draw:layer="layout" svg:x1="19.05cm" svg:y1="18.034cm" svg:x2="9.144cm" svg:y2="15.24cm">
          <text:p/>
        </draw:line>
        <draw:line draw:style-name="gr9" draw:text-style-name="P18" draw:layer="layout" svg:x1="19.304cm" svg:y1="17.526cm" svg:x2="8.89cm" svg:y2="11.938cm">
          <text:p/>
        </draw:line>
        <draw:frame draw:style-name="gr8" draw:text-style-name="P19" draw:layer="layout" svg:width="1.526cm" svg:height="1.276cm" svg:x="17.78cm" svg:y="10.154cm">
          <draw:text-box>
            <text:p><text:span text:style-name="T35">25</text:span></text:p>
          </draw:text-box>
        </draw:frame>
        <draw:frame draw:style-name="gr8" draw:text-style-name="P19" draw:layer="layout" svg:width="1.526cm" svg:height="1.276cm" svg:x="16.941cm" svg:y="11.212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782cm" svg:y="11.932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272cm" svg:y="13.71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6.004cm" svg:y="14.224cm">
          <draw:text-box>
            <text:p><text:span text:style-name="T35">60</text:span></text:p>
          </draw:text-box>
        </draw:frame>
        <draw:frame draw:style-name="gr8" draw:text-style-name="P19" draw:layer="layout" svg:width="1.526cm" svg:height="1.276cm" svg:x="17.274cm" svg:y="14.986cm">
          <draw:text-box>
            <text:p><text:span text:style-name="T35">35</text:span></text:p>
          </draw:text-box>
        </draw:frame>
        <draw:frame draw:style-name="gr8" draw:text-style-name="P19" draw:layer="layout" svg:width="1.526cm" svg:height="1.276cm" svg:x="17.78cm" svg:y="16.256cm">
          <draw:text-box>
            <text:p><text:span text:style-name="T35">20</text:span></text:p>
          </draw:text-box>
        </draw:frame>
        <draw:frame draw:style-name="gr8" draw:text-style-name="P19" draw:layer="layout" svg:width="1.526cm" svg:height="1.276cm" svg:x="16.256cm" svg:y="17.018cm">
          <draw:text-box>
            <text:p><text:span text:style-name="T35">40</text:span></text:p>
          </draw:text-box>
        </draw:frame>
        <draw:frame draw:style-name="gr8" draw:text-style-name="P19" draw:layer="layout" svg:width="1.526cm" svg:height="1.276cm" svg:x="17.526cm" svg:y="18.034cm">
          <draw:text-box>
            <text:p><text:span text:style-name="T35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</text:span></text:p>
          </draw:text-box>
        </draw:frame>
        <draw:frame presentation:style-name="pr4" draw:text-style-name="P22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0"><text:span text:style-name="T37">מספר </text:span><text:span text:style-name="T37">השידוכים </text:span><text:span text:style-name="T37">האפשריים: </text:span><text:span text:style-name="T37">המון </text:span><text:span text:style-name="T38">(כמה?)</text:span><text:span text:style-name="T37">.</text:span></text:p>
              </text:list-item>
              <text:list-item>
                <text:p text:style-name="P10"><text:span text:style-name="T37">יש הרבה </text:span><text:span text:style-name="T37">אלגוריתמים </text:span><text:span text:style-name="T37">יעילים </text:span><text:span text:style-name="T37">לפתרון </text:span><text:span text:style-name="T37">הבעיה.</text:span></text:p>
              </text:list-item>
              <text:list-item>
                <text:p text:style-name="P10"><text:span text:style-name="T39">אנחנו נראה </text:span><text:span text:style-name="T39">איך להפוך </text:span><text:span text:style-name="T39">אותה </text:span><text:span text:style-name="T39">ל</text:span><text:span text:style-name="T40">בעיית </text:span><text:span text:style-name="T40">אופטימיזצי</text:span><text:span text:style-name="T40">ה</text:span><text:span text:style-name="T39"> שאפשר </text:span><text:span text:style-name="T39">לפתור ב </text:span><text:span text:style-name="T39">Mathemati</text:span><text:span text:style-name="T39">ca</text:span><text:span text:style-name="T39">.</text:span></text:p>
              </text:list-item>
              <text:list-item>
                <text:p text:style-name="P20"><text:span text:style-name="T41">לכל </text:span><text:span text:style-name="T42">קשת </text:span><text:span text:style-name="T41">בגרף</text:span><text:span text:style-name="T43"> </text:span><text:span text:style-name="T41">(בין </text:span><text:span text:style-name="T43"><text:s/></text:span><text:span text:style-name="T41">i</text:span><text:span text:style-name="T41"> ל</text:span><text:span text:style-name="T43"> </text:span><text:span text:style-name="T41">j</text:span><text:span text:style-name="T41">), יהיה </text:span><text:span text:style-name="T42">משתנה</text:span><text:span text:style-name="T44"> </text:span><text:span text:style-name="T45">x[i,j]</text:span><text:span text:style-name="T41">: </text:span><text:span text:style-name="T41"><text:line-break/></text:span><text:span text:style-name="T43">1</text:span><text:span text:style-name="T41"> - </text:span><text:span text:style-name="T43">אם </text:span><text:span text:style-name="T43">הקשת </text:span><text:span text:style-name="T43">בשידוך, </text:span><text:span text:style-name="T43">0</text:span><text:span text:style-name="T41"> </text:span><text:span text:style-name="T41">- </text:span><text:span text:style-name="T46">אם </text:span><text:span text:style-name="T46">הקשת לא </text:span><text:span text:style-name="T46">בשידוך.</text:span></text:p>
              </text:list-item>
            </text:list>
            <text:p text:style-name="P21"><text:span text:style-name="T45">For all i: </text:span><text:span text:style-name="T45">Sum </text:span><text:span text:style-name="T47">j</text:span><text:span text:style-name="T45"> x[i,j] = </text:span><text:span text:style-name="T45">1; <text:s text:c="3"/>For all j: </text:span><text:span text:style-name="T45">Sum </text:span><text:span text:style-name="T47">i</text:span><text:span text:style-name="T45"> x[i,j] = </text:span><text:span text:style-name="T45">1</text:span></text:p>
            <text:list text:continue-numbering="true" text:style-name="L2">
              <text:list-item>
                <text:p text:style-name="P20"><text:span text:style-name="T42">המשקל </text:span><text:span text:style-name="T42">הכולל</text:span><text:span text:style-name="T41"> של </text:span><text:span text:style-name="T41">שידוך: <text:s text:c="3"/></text:span><text:span text:style-name="T45">Sum</text:span><text:span text:style-name="T47">i,j</text:span><text:span text:style-name="T45"> <text:s/></text:span><text:span text:style-name="T45">w[i,j] * </text:span><text:span text:style-name="T45">x[i,j]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תוכ</text:span><text:span text:style-name="T7">נית</text:span></text:p>
          </draw:text-box>
        </draw:frame>
        <draw:frame presentation:style-name="pr4" draw:text-style-name="P13" draw:layer="layout" svg:width="28.002cm" svg:height="15.748cm" svg:x="0cm" svg:y="4.064cm" presentation:class="outline" presentation:user-transformed="true">
          <draw:text-box>
            <text:p text:style-name="P23"><text:span text:style-name="T48">לסיכום, זו </text:span><text:span text:style-name="T48">התוכנית שיש </text:span><text:span text:style-name="T48">לפתור:</text:span></text:p>
            <text:p text:style-name="P24"><text:span text:style-name="T49">Maximize <text:s text:c="3"/></text:span><text:span text:style-name="T49">Sum </text:span><text:span text:style-name="T50">i,j</text:span><text:span text:style-name="T49"> <text:s/>w[i,j] * </text:span><text:span text:style-name="T49">x[i,j]</text:span></text:p>
            <text:p text:style-name="P24"><text:span text:style-name="T49">Such that <text:s text:c="4"/>For </text:span><text:span text:style-name="T49">all i: <text:s/>Sum</text:span><text:span text:style-name="T50">j</text:span><text:span text:style-name="T49"> </text:span><text:span text:style-name="T49">x[i,j] = 1 <text:s/></text:span><text:span text:style-name="T49"><text:line-break/></text:span><text:span text:style-name="T49"> <text:s text:c="19"/>For </text:span><text:span text:style-name="T49">all j: <text:s/>Sum</text:span><text:span text:style-name="T50">i</text:span><text:span text:style-name="T49"> </text:span><text:span text:style-name="T49">x[i,j] = 1</text:span></text:p>
            <text:p text:style-name="P24"><text:span text:style-name="T49"><text:s text:c="20"/></text:span><text:span text:style-name="T49">For </text:span><text:span text:style-name="T49">all i,j: <text:s/>1 </text:span><text:span text:style-name="T51">≥</text:span><text:span text:style-name="T49"> x[i,j] </text:span><text:span text:style-name="T51">≥ 0</text:span></text:p>
            <text:p text:style-name="P24"><text:span text:style-name="T49"><text:s text:c="20"/></text:span><text:span text:style-name="T49">For </text:span><text:span text:style-name="T49">all i,j: <text:s/>x[i,j]</text:span><text:span text:style-name="T52"> in </text:span><text:span text:style-name="T53">Z</text:span></text:p>
            <text:p text:style-name="P23"><text:span text:style-name="T54">הבעיה היחידה </text:span><text:span text:style-name="T54">היא האילוץ </text:span><text:span text:style-name="T54">האחרון – </text:span><text:span text:style-name="T54"><text:line-break/></text:span><text:span text:style-name="T54"> <text:s text:c="9"/>כל </text:span><text:span text:style-name="T54">המשתנים </text:span><text:span text:style-name="T54">חייבים להיות </text:span><text:span text:style-name="T54">מספרים </text:span><text:span text:style-name="T54">שלמים.</text:span></text:p>
            <text:p text:style-name="P23"><text:span text:style-name="T54">אופטימיזציה </text:span><text:span text:style-name="T54">עם משתנים </text:span><text:span text:style-name="T54">שלמים היא </text:span><text:span text:style-name="T54">בעיה </text:span><text:span text:style-name="T54">NP</text:span><text:span text:style-name="T54">-קשה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תוכ</text:span><text:span text:style-name="T7">נית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5">משפט</text:span><text:span text:style-name="T56">:</text:span><text:span text:style-name="T57"> בבעיית </text:span><text:span text:style-name="T57">מציאת שידוך </text:span><text:span text:style-name="T57">מקסימלי </text:span><text:span text:style-name="T57">דו-צדדי,</text:span><text:span text:style-name="T57"><text:line-break/></text:span><text:span text:style-name="T58">אם </text:span><text:span text:style-name="T57">קיים פתרון </text:span><text:span text:style-name="T57">אופטימלי עם </text:span><text:span text:style-name="T57">משתנים לא </text:span><text:span text:style-name="T57">שלמים,</text:span><text:span text:style-name="T57"><text:line-break/></text:span><text:span text:style-name="T58">אז </text:span><text:span text:style-name="T57">קיים פתרון </text:span><text:span text:style-name="T57">אופטימלי שבו </text:span><text:span text:style-name="T57">כל המשתנים </text:span><text:span text:style-name="T57">שלמים.</text:span></text:p>
            <text:p text:style-name="P23"><text:span text:style-name="T59">הוכחה</text:span><text:span text:style-name="T60">: </text:span><text:span text:style-name="T61">יהי </text:span><text:span text:style-name="T62">x</text:span><text:span text:style-name="T62"> </text:span><text:span text:style-name="T61">פתרון </text:span><text:span text:style-name="T61">אופטימלי עם </text:span><text:span text:style-name="T61">משתנים </text:span><text:span text:style-name="T61">"שבורים".</text:span><text:span text:style-name="T61"><text:line-break/></text:span><text:span text:style-name="T61">נבחר משתנה </text:span><text:span text:style-name="T61">אחד שבור - </text:span><text:span text:style-name="T63">x[i1, j2]</text:span><text:span text:style-name="T62">. </text:span><text:span text:style-name="T62"><text:line-break/></text:span><text:span text:style-name="T61">סכום </text:span><text:span text:style-name="T61">המשתנים </text:span><text:span text:style-name="T61">הסמוכים </text:span><text:span text:style-name="T61">לצומת </text:span><text:span text:style-name="T62">j2</text:span><text:span text:style-name="T62"> הוא </text:span><text:span text:style-name="T62">שלם.</text:span><text:span text:style-name="T62"><text:line-break/></text:span><text:span text:style-name="T62">לכן חייב להיות </text:span><text:span text:style-name="T62">משתנה שבור </text:span><text:span text:style-name="T62">נוסף – </text:span><text:span text:style-name="T63">x[i3,j2]</text:span><text:span text:style-name="T62">.</text:span><text:span text:style-name="T62"><text:line-break/></text:span><text:span text:style-name="T62">לכן חיייב להיות </text:span><text:span text:style-name="T62">משתנה שבור </text:span><text:span text:style-name="T62">נוסף - </text:span><text:span text:style-name="T63">x[i3,j4]</text:span><text:span text:style-name="T62">. </text:span><text:span text:style-name="T62"><text:line-break/></text:span><text:span text:style-name="T61">מספר </text:span><text:span text:style-name="T61">המשתנים סופי </text:span><text:span text:style-name="T61">← יש "מעגל" </text:span><text:span text:style-name="T61">משתנים </text:span><text:span text:style-name="T61">שבורים.</text:span><text:span text:style-name="T61"><text:line-break/></text:span><text:span text:style-name="T61"/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דוג</text:span><text:span text:style-name="T7">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1" draw:text-style-name="P19" draw:layer="layout" svg:width="1.78cm" svg:height="1.276cm" svg:x="13.716cm" svg:y="10.16cm">
          <draw:text-box>
            <text:p><text:span text:style-name="T35">0.1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5">0</text:span></text:p>
          </draw:text-box>
        </draw:frame>
        <draw:frame draw:style-name="gr11" draw:text-style-name="P19" draw:layer="layout" svg:width="1.78cm" svg:height="1.276cm" svg:x="17.018cm" svg:y="12.186cm">
          <draw:text-box>
            <text:p><text:span text:style-name="T35">0.9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5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5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5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5">0.7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5">0.2</text:span></text:p>
          </draw:text-box>
        </draw:frame>
        <draw:frame draw:style-name="gr11" draw:text-style-name="P19" draw:layer="layout" svg:width="1.78cm" svg:height="1.276cm" svg:x="13.97cm" svg:y="18.035cm">
          <draw:text-box>
            <text:p><text:span text:style-name="T35">0.1</text:span></text:p>
          </draw:text-box>
        </draw:frame>
        <draw:frame presentation:style-name="pr7" draw:text-style-name="P26" draw:layer="layout" svg:width="27.172cm" svg:height="5.933cm" svg:x="0.26cm" svg:y="3.719cm">
          <draw:text-box>
            <text:p text:style-name="P23"><text:span text:style-name="T64">בגרף </text:span><text:span text:style-name="T64">למטה </text:span><text:span text:style-name="T64">מצוייר </text:span><text:span text:style-name="T64">מעגל </text:span><text:span text:style-name="T64">של </text:span><text:span text:style-name="T64">משתנ</text:span><text:span text:style-name="T64">ים </text:span><text:span text:style-name="T64">"שבור</text:span><text:span text:style-name="T64">ים".</text:span></text:p>
            <text:p text:style-name="P23"><text:span text:style-name="T64">במעג</text:span><text:span text:style-name="T64">ל </text:span><text:span text:style-name="T64">מספר </text:span><text:span text:style-name="T64">זוגי </text:span><text:span text:style-name="T64">של </text:span><text:span text:style-name="T64">קשתו</text:span><text:span text:style-name="T64">ת – כי </text:span><text:span text:style-name="T64">הגרף </text:span><text:span text:style-name="T64">דו-צד</text:span><text:span text:style-name="T64">די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דוג</text:span><text:span text:style-name="T7">מה</text:span></text:p>
          </draw:text-box>
        </draw:frame>
        <draw:custom-shape draw:style-name="gr5" draw:text-style-name="P16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6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7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8" draw:layer="layout" svg:x1="19.051cm" svg:y1="10.923cm" svg:x2="9.145cm" svg:y2="10.923cm">
          <text:p/>
        </draw:line>
        <draw:line draw:style-name="gr7" draw:text-style-name="P18" draw:layer="layout" svg:x1="19.051cm" svg:y1="11.431cm" svg:x2="9.145cm" svg:y2="14.479cm">
          <text:p/>
        </draw:line>
        <draw:line draw:style-name="gr10" draw:text-style-name="P18" draw:layer="layout" svg:x1="19.305cm" svg:y1="11.939cm" svg:x2="9.145cm" svg:y2="17.781cm">
          <text:p/>
        </draw:line>
        <draw:line draw:style-name="gr7" draw:text-style-name="P18" draw:layer="layout" svg:x1="19.051cm" svg:y1="14.733cm" svg:x2="9.145cm" svg:y2="11.431cm">
          <text:p/>
        </draw:line>
        <draw:line draw:style-name="gr7" draw:text-style-name="P18" draw:layer="layout" svg:x1="19.051cm" svg:y1="14.987cm" svg:x2="9.145cm" svg:y2="14.987cm">
          <text:p/>
        </draw:line>
        <draw:line draw:style-name="gr7" draw:text-style-name="P18" draw:layer="layout" svg:x1="19.051cm" svg:y1="15.241cm" svg:x2="9.145cm" svg:y2="18.543cm">
          <text:p/>
        </draw:line>
        <draw:line draw:style-name="gr10" draw:text-style-name="P18" draw:layer="layout" svg:x1="19.051cm" svg:y1="18.543cm" svg:x2="9.145cm" svg:y2="18.797cm">
          <text:p/>
        </draw:line>
        <draw:line draw:style-name="gr7" draw:text-style-name="P18" draw:layer="layout" svg:x1="19.051cm" svg:y1="18.035cm" svg:x2="9.145cm" svg:y2="15.241cm">
          <text:p/>
        </draw:line>
        <draw:line draw:style-name="gr10" draw:text-style-name="P18" draw:layer="layout" svg:x1="19.305cm" svg:y1="17.527cm" svg:x2="8.891cm" svg:y2="11.939cm">
          <text:p/>
        </draw:line>
        <draw:frame draw:style-name="gr13" draw:text-style-name="P19" draw:layer="layout" svg:width="1.014cm" svg:height="1.276cm" svg:x="13.716cm" svg:y="10.16cm">
          <draw:text-box>
            <text:p><text:span text:style-name="T35">0</text:span></text:p>
          </draw:text-box>
        </draw:frame>
        <draw:frame draw:style-name="gr12" draw:text-style-name="P19" draw:layer="layout" svg:width="1.27cm" svg:height="1.276cm" svg:x="16.079cm" svg:y="11.448cm">
          <draw:text-box>
            <text:p><text:span text:style-name="T35">0</text:span></text:p>
          </draw:text-box>
        </draw:frame>
        <draw:frame draw:style-name="gr13" draw:text-style-name="P19" draw:layer="layout" svg:width="1.014cm" svg:height="1.276cm" svg:x="17.018cm" svg:y="12.186cm">
          <draw:text-box>
            <text:p><text:span text:style-name="T35">1</text:span></text:p>
          </draw:text-box>
        </draw:frame>
        <draw:frame draw:style-name="gr11" draw:text-style-name="P19" draw:layer="layout" svg:width="1.78cm" svg:height="1.276cm" svg:x="17.273cm" svg:y="13.711cm">
          <draw:text-box>
            <text:p><text:span text:style-name="T35">0.2</text:span></text:p>
          </draw:text-box>
        </draw:frame>
        <draw:frame draw:style-name="gr11" draw:text-style-name="P19" draw:layer="layout" svg:width="1.78cm" svg:height="1.276cm" svg:x="16.005cm" svg:y="14.225cm">
          <draw:text-box>
            <text:p><text:span text:style-name="T35">0.8</text:span></text:p>
          </draw:text-box>
        </draw:frame>
        <draw:frame draw:style-name="gr13" draw:text-style-name="P19" draw:layer="layout" svg:width="1.014cm" svg:height="1.276cm" svg:x="17.275cm" svg:y="14.987cm">
          <draw:text-box>
            <text:p><text:span text:style-name="T35">0</text:span></text:p>
          </draw:text-box>
        </draw:frame>
        <draw:frame draw:style-name="gr11" draw:text-style-name="P19" draw:layer="layout" svg:width="1.78cm" svg:height="1.276cm" svg:x="17.271cm" svg:y="16.263cm">
          <draw:text-box>
            <text:p><text:span text:style-name="T35">0.8</text:span></text:p>
          </draw:text-box>
        </draw:frame>
        <draw:frame draw:style-name="gr11" draw:text-style-name="P19" draw:layer="layout" svg:width="1.78cm" svg:height="1.276cm" svg:x="15.494cm" svg:y="16.759cm">
          <draw:text-box>
            <text:p><text:span text:style-name="T35">0.2</text:span></text:p>
          </draw:text-box>
        </draw:frame>
        <draw:frame draw:style-name="gr13" draw:text-style-name="P19" draw:layer="layout" svg:width="1.014cm" svg:height="1.276cm" svg:x="13.97cm" svg:y="18.035cm">
          <draw:text-box>
            <text:p><text:span text:style-name="T35">0</text:span></text:p>
          </draw:text-box>
        </draw:frame>
        <draw:frame presentation:style-name="pr7" draw:text-style-name="P26" draw:layer="layout" svg:width="27.172cm" svg:height="5.933cm" svg:x="0.26cm" svg:y="3.72cm">
          <draw:text-box>
            <text:p text:style-name="P23"><text:span text:style-name="T64">מכל </text:span><text:span text:style-name="T64">קשת </text:span><text:span text:style-name="T65">איזוגי</text:span><text:span text:style-name="T65">ת </text:span><text:span text:style-name="T64">במעג</text:span><text:span text:style-name="T64">ל – </text:span><text:span text:style-name="T64">נוריד </text:span><text:span text:style-name="T64">e</text:span><text:span text:style-name="T64">.</text:span><text:span text:style-name="T64"><text:line-break/></text:span><text:span text:style-name="T64">לכל </text:span><text:span text:style-name="T64">קשת </text:span><text:span text:style-name="T65">זוגית </text:span><text:span text:style-name="T64">במעג</text:span><text:span text:style-name="T64">ל – </text:span><text:span text:style-name="T64">נוסיף </text:span><text:span text:style-name="T64">e</text:span><text:span text:style-name="T64">.</text:span><text:span text:style-name="T64"><text:line-break/></text:span><text:span text:style-name="T66">נבחר </text:span><text:span text:style-name="T66">את </text:span><text:span text:style-name="T66">e</text:span><text:span text:style-name="T66"> </text:span><text:span text:style-name="T66">כך </text:span><text:span text:style-name="T66">שמש</text:span><text:span text:style-name="T66">תנה </text:span><text:span text:style-name="T66">אחד </text:span><text:span text:style-name="T66">לפחו</text:span><text:span text:style-name="T66">ת </text:span><text:span text:style-name="T66">יהפוך </text:span><text:span text:style-name="T66">לשלם</text:span><text:span text:style-name="T66">, </text:span><text:span text:style-name="T66">והשא</text:span><text:span text:style-name="T66">ר </text:span><text:span text:style-name="T66">יישאר</text:span><text:span text:style-name="T66">ו בין </text:span><text:span text:style-name="T66">0</text:span><text:span text:style-name="T66"> </text:span><text:span text:style-name="T66">ל-</text:span><text:span text:style-name="T66">1</text:span><text:span text:style-name="T66"> </text:span><text:span text:style-name="T66">(בדוג</text:span><text:span text:style-name="T66">מה </text:span><text:span text:style-name="T66">למטה </text:span><text:span text:style-name="T66">e=0.1</text:span><text:span text:style-name="T66">)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הש</text:span><text:span text:style-name="T7">למ</text:span><text:span text:style-name="T7">ה</text:span></text:p>
          </draw:text-box>
        </draw:frame>
        <draw:frame presentation:style-name="pr4" draw:text-style-name="P25" draw:layer="layout" svg:width="28.002cm" svg:height="15.748cm" svg:x="0cm" svg:y="4.064cm" presentation:class="outline" presentation:user-transformed="true">
          <draw:text-box>
            <text:p text:style-name="P23"><text:span text:style-name="T55">משפט</text:span><text:span text:style-name="T56">:</text:span><text:span text:style-name="T57"> בבעיית </text:span><text:span text:style-name="T57">מציאת שידוך </text:span><text:span text:style-name="T57">מקסימלי </text:span><text:span text:style-name="T57">דו-צדדי,</text:span><text:span text:style-name="T57"><text:line-break/></text:span><text:span text:style-name="T58">אם </text:span><text:span text:style-name="T57">קיים פתרון </text:span><text:span text:style-name="T57">אופטימלי עם </text:span><text:span text:style-name="T57">משתנים לא </text:span><text:span text:style-name="T57">שלמים,</text:span><text:span text:style-name="T57"><text:line-break/></text:span><text:span text:style-name="T58">אז </text:span><text:span text:style-name="T57">קיים פתרון </text:span><text:span text:style-name="T57">אופטימלי שבו </text:span><text:span text:style-name="T57">כל המשתנים </text:span><text:span text:style-name="T57">שלמים.</text:span></text:p>
            <text:p text:style-name="P23"><text:span text:style-name="T67">הוכחה</text:span><text:span text:style-name="T61"> </text:span><text:span text:style-name="T61">[המשך]: הורדנו </text:span><text:span text:style-name="T68">e</text:span><text:span text:style-name="T61"> מקשתות </text:span><text:span text:style-name="T61">איזוגיות והוספנו </text:span><text:span text:style-name="T69">e</text:span><text:span text:style-name="T60"> לקשתות </text:span><text:span text:style-name="T60">זוגיות. התוצאה:</text:span></text:p>
            <text:list text:style-name="L2">
              <text:list-item>
                <text:p text:style-name="P23"><text:span text:style-name="T60">סכום </text:span><text:span text:style-name="T60">המשתנים </text:span><text:span text:style-name="T60">ליד כל צומת </text:span><text:span text:style-name="T60">נשאר </text:span><text:span text:style-name="T60">1</text:span><text:span text:style-name="T60">.</text:span></text:p>
              </text:list-item>
              <text:list-item>
                <text:p text:style-name="P23"><text:span text:style-name="T61">הפתרון עדיין </text:span><text:span text:style-name="T61">אופטימלי – </text:span><text:span text:style-name="T61">אילו ערך </text:span><text:span text:style-name="T61">הפתרון היה </text:span><text:span text:style-name="T61">נמוך יותר, </text:span><text:span text:style-name="T61">היה אפשר </text:span><text:span text:style-name="T61">להוסיף מינוס </text:span><text:span text:style-name="T68">e</text:span><text:span text:style-name="T61"> ולקבל </text:span><text:span text:style-name="T61">פתרון עם </text:span><text:span text:style-name="T61">ערך גבוה </text:span><text:span text:style-name="T61">יותר, </text:span><text:span text:style-name="T61">בסתירה </text:span><text:span text:style-name="T61">לאופטימליות </text:span><text:span text:style-name="T61">של </text:span><text:span text:style-name="T68">x</text:span><text:span text:style-name="T61">.</text:span></text:p>
              </text:list-item>
            </text:list>
            <text:p text:style-name="P23"><text:span text:style-name="T61">אם נמשיך כך, </text:span><text:span text:style-name="T61">כל המשתנים </text:span><text:span text:style-name="T61">השבורים יהפכו </text:span><text:span text:style-name="T61">לשלמים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חלו</text:span><text:span text:style-name="T7">פות</text:span></text:p>
          </draw:text-box>
        </draw:frame>
        <draw:frame presentation:style-name="pr4" draw:text-style-name="P27" draw:layer="layout" svg:width="28.002cm" svg:height="15.748cm" svg:x="0cm" svg:y="4.064cm" presentation:class="outline" presentation:user-transformed="true">
          <draw:text-box>
            <text:p text:style-name="P23"><text:span text:style-name="T70">יש עוד </text:span><text:span text:style-name="T70">אלגוריתמים </text:span><text:span text:style-name="T70">לפתרון בעיית </text:span><text:span text:style-name="T70">ההשמה. </text:span><text:span text:style-name="T70">לדוגמה: </text:span><text:span text:style-name="T71">האלגוריתם </text:span><text:span text:style-name="T71">ההונגרי</text:span><text:span text:style-name="T70">.</text:span></text:p>
            <text:p text:style-name="P23"><text:span text:style-name="T72"><text:a xlink:href="https://en.wikipedia.org/wiki/Hungarian_algorithm" xlink:type="simple">https://en.wikipedia.org/wiki/Hungarian_algorithm</text:a></text:span></text:p>
            <text:p text:style-name="P23"><text:span text:style-name="T73">רוב </text:span><text:span text:style-name="T73">המימושים </text:span><text:span text:style-name="T73">שלו (ראו </text:span><text:span text:style-name="T73">בתחתית </text:span><text:span text:style-name="T73">העמוד) </text:span><text:span text:style-name="T73">דורשים מאות </text:span><text:span text:style-name="T73">שורות קוד.</text:span></text:p>
            <text:p text:style-name="P23"><text:span text:style-name="T74">לעומת זאת, </text:span><text:span text:style-name="T74">פתרון בעיית </text:span><text:span text:style-name="T74">האופטימיזציה </text:span><text:span text:style-name="T74">ב- </text:span><text:span text:style-name="T74">Mathematica</text:span><text:span text:style-name="T74"> </text:span><text:span text:style-name="T74">דורש בערך </text:span><text:span text:style-name="T74">10</text:span><text:span text:style-name="T74"> שורות </text:span><text:span text:style-name="T74">קוד.</text:span></text:p>
            <text:p text:style-name="P23"><text:span text:style-name="T70"/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5">חלו</text:span><text:span text:style-name="T75">קת </text:span><text:span text:style-name="T75">שכר</text:span><text:span text:style-name="T75">-דיר</text:span><text:span text:style-name="T75">ה – </text:span><text:span text:style-name="T75">קבי</text:span><text:span text:style-name="T75">עת </text:span><text:span text:style-name="T75">המ</text:span><text:span text:style-name="T75">חירי</text:span><text:span text:style-name="T75">ם</text:span></text:p>
          </draw:text-box>
        </draw:frame>
        <draw:frame presentation:style-name="pr4" draw:text-style-name="P15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11">מצאנו </text:span><text:span text:style-name="T11">השמה </text:span><text:span text:style-name="T11">ממקסמת-ע</text:span><text:span text:style-name="T11">רכים. צריך </text:span><text:span text:style-name="T11">לקבוע </text:span><text:span text:style-name="T11">מחירים כך </text:span><text:span text:style-name="T11">שההשמה </text:span><text:span text:style-name="T11">תהיה ללא </text:span><text:span text:style-name="T11">קנאה, </text:span><text:span text:style-name="T11">וסכום </text:span><text:span text:style-name="T11">המחירים </text:span><text:span text:style-name="T11">יהיה שווה </text:span><text:span text:style-name="T11">לשכר-הדיר</text:span><text:span text:style-name="T11">ה. </text:span><text:span text:style-name="T12">איך? </text:span></text:p>
              </text:list-item>
              <text:list-item>
                <text:p text:style-name="P10"><text:span text:style-name="T39">אפשר </text:span><text:span text:style-name="T39">לפתור </text:span><text:span text:style-name="T39">בעיית </text:span><text:span text:style-name="T39">אופטימיזצי</text:span><text:span text:style-name="T39">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5">חלו</text:span><text:span text:style-name="T75">קת </text:span><text:span text:style-name="T75">שכר</text:span><text:span text:style-name="T75">-דיר</text:span><text:span text:style-name="T75">ה – </text:span><text:span text:style-name="T75">קבי</text:span><text:span text:style-name="T75">עת </text:span><text:span text:style-name="T75">המ</text:span><text:span text:style-name="T75">חירי</text:span><text:span text:style-name="T75">ם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76">קובעים את </text:span><text:span text:style-name="T76">המחיר של </text:span><text:span text:style-name="T76">חדר </text:span><text:span text:style-name="T77">j</text:span><text:span text:style-name="T76"> ל-</text:span><text:span text:style-name="T77">x</text:span><text:span text:style-name="T78">j</text:span><text:span text:style-name="T78">.</text:span></text:p>
              </text:list-item>
              <text:list-item>
                <text:p text:style-name="P10"><text:span text:style-name="T79">משוים את </text:span><text:span text:style-name="T79">סכום </text:span><text:span text:style-name="T79">המחירים </text:span><text:span text:style-name="T79">למחיר הכולל </text:span><text:span text:style-name="T79">של הדירה.</text:span></text:p>
              </text:list-item>
              <text:list-item>
                <text:p text:style-name="P10"><text:span text:style-name="T79">מחלקים את </text:span><text:span text:style-name="T79">העודף / </text:span><text:span text:style-name="T79">גירעון שווה </text:span><text:span text:style-name="T79">בשווה בין </text:span><text:span text:style-name="T79">כולם.</text:span></text:p>
              </text:list-item>
              <text:list-item>
                <text:p text:style-name="P10"><text:span text:style-name="T80">קיבלנו </text:span><text:span text:style-name="T80">חלוקה ללא </text:span><text:span text:style-name="T80">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28" draw:layer="layout" svg:width="28.002cm" svg:height="3.603cm" svg:x="0cm" svg:y="0cm" presentation:class="title" presentation:user-transformed="true">
          <draw:text-box>
            <text:p text:style-name="P8"><text:span text:style-name="T75">חלו</text:span><text:span text:style-name="T75">קת </text:span><text:span text:style-name="T75">שכר</text:span><text:span text:style-name="T75">-דיר</text:span><text:span text:style-name="T75">ה – </text:span><text:span text:style-name="T75">מימו</text:span><text:span text:style-name="T75">שים </text:span><text:span text:style-name="T75">והדג</text:span><text:span text:style-name="T75">מות</text:span></text:p>
          </draw:text-box>
        </draw:frame>
        <draw:frame presentation:style-name="pr4" draw:text-style-name="P15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0"><text:span text:style-name="T79"/></text:p>
              </text:list-header>
              <text:list-item>
                <text:p text:style-name="P10"><text:span text:style-name="T81">גליון </text:span><text:span text:style-name="T81">אלקטרוני </text:span><text:span text:style-name="T81">rent-</text:span><text:span text:style-name="T81">division.ods</text:span><text:span text:style-name="T81"> </text:span><text:span text:style-name="T81">(אלגוריתם </text:span><text:span text:style-name="T81">הונגרי)</text:span></text:p>
              </text:list-item>
              <text:list-item>
                <text:p text:style-name="P10"><text:span text:style-name="T82">אתר </text:span><text:span text:style-name="T82">לקבוצות </text:span><text:span text:style-name="T82">רכישה <text:s/></text:span><text:span text:style-name="T83"><text:a xlink:href="http://tora.us.fm/fairness/home/" xlink:type="simple">http://tora.us.fm/fairness/home/</text:a></text:span></text:p>
              </text:list-item>
              <text:list-item>
                <text:p text:style-name="P10"><text:span text:style-name="T84">אתר לחלוקת </text:span><text:span text:style-name="T84">ירושות <text:s/></text:span><text:span text:style-name="T85"><text:s/></text:span><text:span text:style-name="T86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87">אלג. </text:span><text:span text:style-name="T87">גל-מש-פרוק</text:span><text:span text:style-name="T87">צ’יה-זיק: <text:s text:c="2"/></text:span><text:span text:style-name="T8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5">חלו</text:span><text:span text:style-name="T75">קת </text:span><text:span text:style-name="T75">שכר</text:span><text:span text:style-name="T75">-דיר</text:span><text:span text:style-name="T75">ה – </text:span><text:span text:style-name="T75">בעיי</text:span><text:span text:style-name="T75">ת </text:span><text:span text:style-name="T75">הטר</text:span><text:span text:style-name="T75">מפי</text:span><text:span text:style-name="T75">סט</text:span></text:p>
          </draw:text-box>
        </draw:frame>
        <draw:frame presentation:style-name="pr4" draw:text-style-name="P29" draw:layer="layout" svg:width="16.764cm" svg:height="6.096cm" svg:x="10.922cm" svg:y="2.54cm" presentation:class="outline" presentation:user-transformed="true">
          <draw:text-box>
            <text:p text:style-name="P10"><text:span text:style-name="T88">משפט</text:span><text:span text:style-name="T89">: במודל </text:span><text:span text:style-name="T89">הקרדינלי, ייתכן </text:span><text:span text:style-name="T89">ש</text:span><text:span text:style-name="T88">בכל </text:span><text:span text:style-name="T89">חלוקה </text:span><text:span text:style-name="T89">ללא קנאה, </text:span><text:span text:style-name="T89">אחד הדיירים </text:span><text:span text:style-name="T89">ישלם מחיר </text:span><text:span text:style-name="T89">שלילי </text:span><text:span text:style-name="T90">(צריך <text:s text:c="2"/></text:span><text:span text:style-name="T90">לשלם לו </text:span><text:span text:style-name="T90">שיסכים לגור </text:span><text:span text:style-name="T90">איתנו...)</text:span></text:p>
          </draw:text-box>
        </draw:frame>
        <draw:frame draw:style-name="standard" draw:layer="layout" svg:width="10.724cm" svg:height="4.746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91">מרתף</text:span></text:p>
              </table:table-cell>
              <table:table-cell>
                <text:p text:style-name="P30"><text:span text:style-name="T91">סלון</text:span></text:p>
              </table:table-cell>
              <table:table-cell/>
            </table:table-row>
            <table:table-row table:style-name="ro2">
              <table:table-cell table:style-name="ce2">
                <text:p text:style-name="P31"><text:span text:style-name="T92">0</text:span></text:p>
              </table:table-cell>
              <table:table-cell table:style-name="ce3">
                <text:p text:style-name="P32"><text:span text:style-name="T93">150</text:span></text:p>
              </table:table-cell>
              <table:table-cell table:style-name="ce4">
                <text:p text:style-name="P33"><text:span text:style-name="T94">דייר א</text:span></text:p>
              </table:table-cell>
            </table:table-row>
            <table:table-row table:style-name="ro3">
              <table:table-cell table:style-name="ce3">
                <text:p text:style-name="P34"><text:span text:style-name="T93">10</text:span></text:p>
              </table:table-cell>
              <table:table-cell table:style-name="ce5">
                <text:p text:style-name="P35"><text:span text:style-name="T91">140</text:span></text:p>
              </table:table-cell>
              <table:table-cell table:style-name="ce4">
                <text:p text:style-name="P33"><text:span text:style-name="T94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37" draw:layer="layout" svg:width="27.178cm" svg:height="13.049cm" svg:x="0.199cm" svg:y="8.209cm">
          <draw:text-box>
            <text:p text:style-name="P10"><text:span text:style-name="T95">הוכח</text:span><text:span text:style-name="T95">ה</text:span><text:span text:style-name="T96">: </text:span><text:span text:style-name="T96">נניח </text:span><text:span text:style-name="T96">שיש </text:span><text:span text:style-name="T96">שני </text:span><text:span text:style-name="T96">דיירים </text:span><text:span text:style-name="T96">ושני </text:span><text:span text:style-name="T96">חדרי</text:span><text:span text:style-name="T96">ם, </text:span><text:span text:style-name="T96">הדירה </text:span><text:span text:style-name="T96">עולה </text:span><text:span text:style-name="T96">100</text:span><text:span text:style-name="T96"> </text:span><text:span text:style-name="T96">והערכ</text:span><text:span text:style-name="T96">ים הם </text:span><text:span text:style-name="T96">כמו </text:span><text:span text:style-name="T96">בטבל</text:span><text:span text:style-name="T96">ה </text:span><text:span text:style-name="T96">למעל</text:span><text:span text:style-name="T96">ה.</text:span></text:p>
            <text:p text:style-name="P10"><text:span text:style-name="T97">כל </text:span><text:span text:style-name="T97">חלוק</text:span><text:span text:style-name="T97">ה </text:span><text:span text:style-name="T97">ללא-</text:span><text:span text:style-name="T97">קנאה </text:span><text:span text:style-name="T97">ממק</text:span><text:span text:style-name="T97">סמת </text:span><text:span text:style-name="T97">סכום </text:span><text:span text:style-name="T97">ערכים</text:span><text:span text:style-name="T97">, לכן </text:span><text:span text:style-name="T97">יש </text:span><text:span text:style-name="T97">לתת </text:span><text:span text:style-name="T97">את </text:span><text:span text:style-name="T97">הסלון </text:span><text:span text:style-name="T97">לדייר </text:span><text:span text:style-name="T97">א ואת </text:span><text:span text:style-name="T97">המרת</text:span><text:span text:style-name="T97">ף </text:span><text:span text:style-name="T97">לדייר </text:span><text:span text:style-name="T97">ב. <text:s text:c="3"/></text:span></text:p>
            <text:p text:style-name="P10"><text:span text:style-name="T98">כדי </text:span><text:span text:style-name="T98">ש-ב </text:span><text:span text:style-name="T98">לא </text:span><text:span text:style-name="T98">יקנא, </text:span><text:span text:style-name="T98">המחי</text:span><text:span text:style-name="T98">ר של </text:span><text:span text:style-name="T98">הסלון </text:span><text:span text:style-name="T98">חייב </text:span><text:span text:style-name="T98">להיות </text:span><text:span text:style-name="T98">גבוה </text:span><text:span text:style-name="T98">יותר </text:span><text:span text:style-name="T98">ב-</text:span><text:span text:style-name="T98">13</text:span><text:span text:style-name="T98">0</text:span><text:span text:style-name="T98"> </text:span><text:span text:style-name="T98">(לפחו</text:span><text:span text:style-name="T98">ת). </text:span><text:span text:style-name="T98">הסכו</text:span><text:span text:style-name="T98">ם הוא </text:span><text:span text:style-name="T98">100</text:span><text:span text:style-name="T98"> </text:span><text:span text:style-name="T98">ולכן:</text:span></text:p>
            <text:p text:style-name="P36"><text:span text:style-name="T99"><text:s text:c="6"/></text:span><text:span text:style-name="T99">(price</text:span><text:span text:style-name="T99">_mart</text:span><text:span text:style-name="T99">ef + </text:span><text:span text:style-name="T99">130) </text:span><text:span text:style-name="T99">+ </text:span><text:span text:style-name="T99">price</text:span><text:span text:style-name="T99">_mart</text:span><text:span text:style-name="T99">ef = </text:span><text:span text:style-name="T99">100</text:span></text:p>
            <text:p text:style-name="P36"><text:span text:style-name="T99"><text:s text:c="6"/></text:span><text:span text:style-name="T99">price</text:span><text:span text:style-name="T99">_mart</text:span><text:span text:style-name="T99">ef = </text:span><text:span text:style-name="T99">-15</text:span></text:p>
            <text:p text:style-name="P10"><text:span text:style-name="T100">המחי</text:span><text:span text:style-name="T100">ר של </text:span><text:span text:style-name="T100">המרת</text:span><text:span text:style-name="T100">ף </text:span><text:span text:style-name="T100">חייב </text:span><text:span text:style-name="T100">להיות </text:span><text:span text:style-name="T100">שלילי! </text:span><text:span text:style-name="T100">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8.002cm" svg:height="2.54cm" svg:x="0cm" svg:y="0cm" presentation:class="title" presentation:user-transformed="true">
          <draw:text-box>
            <text:p text:style-name="P8"><text:span text:style-name="T75">חלו</text:span><text:span text:style-name="T75">קת </text:span><text:span text:style-name="T75">שכר</text:span><text:span text:style-name="T75">-דיר</text:span><text:span text:style-name="T75">ה – </text:span><text:span text:style-name="T75">בעיי</text:span><text:span text:style-name="T75">ת </text:span><text:span text:style-name="T75">הטר</text:span><text:span text:style-name="T75">מפי</text:span><text:span text:style-name="T75">סט</text:span></text:p>
          </draw:text-box>
        </draw:frame>
        <draw:frame presentation:style-name="pr4" draw:text-style-name="P38" draw:layer="layout" svg:width="8.128cm" svg:height="17.526cm" svg:x="19.558cm" svg:y="2.54cm" presentation:class="outline" presentation:user-transformed="true">
          <draw:text-box>
            <text:p text:style-name="P10"><text:span text:style-name="T89">אותו משפט </text:span><text:span text:style-name="T89">נכון גם <text:s/></text:span><text:span text:style-name="T89">כשסכום </text:span><text:span text:style-name="T89">הערכים של כל </text:span><text:span text:style-name="T89">דייר שווה </text:span><text:span text:style-name="T89">למחיר הכולל: <text:s/></text:span></text:p>
            <text:p text:style-name="P36"><text:span text:style-name="T87">p</text:span><text:span text:style-name="T101">c</text:span><text:span text:style-name="T102"> </text:span><text:span text:style-name="T103">≥ 35</text:span><text:span text:style-name="T104"> [d envies]</text:span></text:p>
            <text:p text:style-name="P36"><text:span text:style-name="T105">p</text:span><text:span text:style-name="T106">b</text:span><text:span text:style-name="T107"> ≥ 33</text:span><text:span text:style-name="T108"> [d envies]</text:span></text:p>
            <text:p text:style-name="P36"><text:span text:style-name="T109">p</text:span><text:span text:style-name="T110">a</text:span><text:span text:style-name="T111"> ≥ 33</text:span><text:span text:style-name="T112"> [c envies]</text:span></text:p>
            <text:p text:style-name="P36"><text:span text:style-name="T113">p</text:span><text:span text:style-name="T114">d</text:span><text:span text:style-name="T115"> ≤ </text:span><text:span text:style-name="T116">-1/4 </text:span><text:span text:style-name="T117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6">
              <table:table-cell>
                <text:p text:style-name="P39"><text:span text:style-name="T99">חדר א</text:span></text:p>
              </table:table-cell>
              <table:table-cell>
                <text:p text:style-name="P40"><text:span text:style-name="T99">חדר ב</text:span></text:p>
              </table:table-cell>
              <table:table-cell>
                <text:p text:style-name="P40"><text:span text:style-name="T99">חדר ג</text:span></text:p>
              </table:table-cell>
              <table:table-cell>
                <text:p text:style-name="P40"><text:span text:style-name="T99">חדר ד</text:span></text:p>
              </table:table-cell>
              <table:table-cell/>
            </table:table-row>
            <table:table-row table:style-name="ro5" table:default-cell-style-name="ce8">
              <table:table-cell table:style-name="ce7">
                <text:p text:style-name="P41"><text:span text:style-name="T118">36</text:span></text:p>
              </table:table-cell>
              <table:table-cell>
                <text:p text:style-name="P42"><text:span text:style-name="T99">34</text:span></text:p>
              </table:table-cell>
              <table:table-cell>
                <text:p text:style-name="P42"><text:span text:style-name="T99">30</text:span></text:p>
              </table:table-cell>
              <table:table-cell>
                <text:p text:style-name="P42"><text:span text:style-name="T99">0</text:span></text:p>
              </table:table-cell>
              <table:table-cell table:style-name="ce6">
                <text:p text:style-name="P40"><text:span text:style-name="T99">דייר א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9">31</text:span></text:p>
              </table:table-cell>
              <table:table-cell table:style-name="ce7">
                <text:p text:style-name="P44"><text:span text:style-name="T118">36</text:span></text:p>
              </table:table-cell>
              <table:table-cell>
                <text:p text:style-name="P42"><text:span text:style-name="T99">33</text:span></text:p>
              </table:table-cell>
              <table:table-cell>
                <text:p text:style-name="P42"><text:span text:style-name="T99">0</text:span></text:p>
              </table:table-cell>
              <table:table-cell table:style-name="ce6">
                <text:p text:style-name="P40"><text:span text:style-name="T99">דייר ב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9">34</text:span></text:p>
              </table:table-cell>
              <table:table-cell>
                <text:p text:style-name="P42"><text:span text:style-name="T99">30</text:span></text:p>
              </table:table-cell>
              <table:table-cell table:style-name="ce7">
                <text:p text:style-name="P44"><text:span text:style-name="T118">36</text:span></text:p>
              </table:table-cell>
              <table:table-cell>
                <text:p text:style-name="P42"><text:span text:style-name="T99">0</text:span></text:p>
              </table:table-cell>
              <table:table-cell table:style-name="ce6">
                <text:p text:style-name="P40"><text:span text:style-name="T99">דייר ג</text:span></text:p>
              </table:table-cell>
            </table:table-row>
            <table:table-row table:style-name="ro5" table:default-cell-style-name="ce8">
              <table:table-cell>
                <text:p text:style-name="P43"><text:span text:style-name="T99">32</text:span></text:p>
              </table:table-cell>
              <table:table-cell>
                <text:p text:style-name="P42"><text:span text:style-name="T99">33</text:span></text:p>
              </table:table-cell>
              <table:table-cell>
                <text:p text:style-name="P42"><text:span text:style-name="T99">35</text:span></text:p>
              </table:table-cell>
              <table:table-cell table:style-name="ce7">
                <text:p text:style-name="P44"><text:span text:style-name="T118">0</text:span></text:p>
              </table:table-cell>
              <table:table-cell table:style-name="ce6">
                <text:p text:style-name="P40"><text:span text:style-name="T99">דייר ד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19">חלוק</text:span><text:span text:style-name="T119">ת </text:span><text:span text:style-name="T119">שכר </text:span><text:span text:style-name="T119">דירה </text:span><text:span text:style-name="T119">– </text:span><text:span text:style-name="T119">טריל</text:span><text:span text:style-name="T119">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9">
              <table:table-cell>
                <text:p text:style-name="P39"><text:span text:style-name="T120">דיירים שמקבלים כסף</text:span></text:p>
              </table:table-cell>
              <table:table-cell>
                <text:p text:style-name="P45"><text:span text:style-name="T120">קנאה</text:span></text:p>
              </table:table-cell>
              <table:table-cell>
                <text:p text:style-name="P45"><text:span text:style-name="T120"><text:s text:c="2"/>עובד רק עם "דיירים עניים”</text:span></text:p>
              </table:table-cell>
              <table:table-cell table:style-name="ce10"/>
            </table:table-row>
            <table:table-row table:style-name="ro7" table:default-cell-style-name="ce11">
              <table:table-cell>
                <text:p text:style-name="P46"><text:span text:style-name="T121">לא</text:span></text:p>
              </table:table-cell>
              <table:table-cell>
                <text:p text:style-name="P47"><text:span text:style-name="T121">לא</text:span></text:p>
              </table:table-cell>
              <table:table-cell table:style-name="ce12">
                <text:p text:style-name="P48"><text:span text:style-name="T122">כן</text:span></text:p>
              </table:table-cell>
              <table:table-cell table:style-name="ce13">
                <text:p text:style-name="P49"><text:span text:style-name="T123">אלגוריתם סוּ והמשולשים</text:span></text:p>
              </table:table-cell>
            </table:table-row>
            <table:table-row table:style-name="ro8" table:default-cell-style-name="ce11">
              <table:table-cell table:style-name="ce12">
                <text:p text:style-name="P46"><text:span text:style-name="T122">כן</text:span></text:p>
              </table:table-cell>
              <table:table-cell>
                <text:p text:style-name="P47"><text:span text:style-name="T121">לא</text:span></text:p>
              </table:table-cell>
              <table:table-cell>
                <text:p text:style-name="P47"><text:span text:style-name="T121">לא</text:span></text:p>
              </table:table-cell>
              <table:table-cell table:style-name="ce13">
                <text:p text:style-name="P49"><text:span text:style-name="T123">שידוך מקסימלי</text:span></text:p>
              </table:table-cell>
            </table:table-row>
            <table:table-row table:style-name="ro8" table:default-cell-style-name="ce11">
              <table:table-cell>
                <text:p text:style-name="P46"><text:span text:style-name="T121">לא</text:span></text:p>
              </table:table-cell>
              <table:table-cell table:style-name="ce12">
                <text:p text:style-name="P48"><text:span text:style-name="T122">כן</text:span></text:p>
              </table:table-cell>
              <table:table-cell>
                <text:p text:style-name="P47"><text:span text:style-name="T121">לא</text:span></text:p>
              </table:table-cell>
              <table:table-cell table:style-name="ce13">
                <text:p text:style-name="P49"><text:span text:style-name="T123">שידוך מקסימלי עם מחיר מינ. </text:span><text:span text:style-name="T123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0-25">25/10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</text:span><text:span text:style-name="MT5">outline text </text:span><text:span text:style-name="MT5">format</text:span></text:p>
              <text:list>
                <text:list-item>
                  <text:p text:style-name="MP14"><text:span text:style-name="MT5">Second </text:span><text:span text:style-name="MT5">Outline Level</text:span></text:p>
                  <text:list>
                    <text:list-item>
                      <text:p text:style-name="MP14"><text:span text:style-name="MT5">Third </text:span><text:span text:style-name="MT5">Outline </text:span><text:span text:style-name="MT5">Level</text:span></text:p>
                      <text:list>
                        <text:list-item>
                          <text:p text:style-name="MP14"><text:span text:style-name="MT5">Fourth </text:span><text:span text:style-name="MT5">Outline </text:span><text:span text:style-name="MT5">Level</text:span></text:p>
                          <text:list>
                            <text:list-item>
                              <text:p text:style-name="MP14"><text:span text:style-name="MT5">Fifth </text:span><text:span text:style-name="MT5">Outli</text:span><text:span text:style-name="MT5">ne </text:span><text:span text:style-name="MT5">Leve</text:span><text:span text:style-name="MT5">l</text:span></text:p>
                              <text:list>
                                <text:list-item>
                                  <text:p text:style-name="MP14"><text:span text:style-name="MT5">Si</text:span><text:span text:style-name="MT5">xt</text:span><text:span text:style-name="MT5">h </text:span><text:span text:style-name="MT5">O</text:span><text:span text:style-name="MT5">ut</text:span><text:span text:style-name="MT5">lin</text:span><text:span text:style-name="MT5">e </text:span><text:span text:style-name="MT5">Le</text:span><text:span text:style-name="MT5">v</text:span><text:span text:style-name="MT5">el</text:span></text:p>
                                  <text:list>
                                    <text:list-item>
                                      <text:p text:style-name="MP15"><text:span text:style-name="MT5">S</text:span><text:span text:style-name="MT5">e</text:span><text:span text:style-name="MT5">v</text:span><text:span text:style-name="MT5">e</text:span><text:span text:style-name="MT5">n</text:span><text:span text:style-name="MT5">t</text:span><text:span text:style-name="MT5">h</text:span><text:span text:style-name="MT5"> </text:span><text:span text:style-name="MT5">O</text:span><text:span text:style-name="MT5">u</text:span><text:span text:style-name="MT5">t</text:span><text:span text:style-name="MT5">l</text:span><text:span text:style-name="MT5">i</text:span><text:span text:style-name="MT5">n</text:span><text:span text:style-name="MT5">e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e</text:span><text:span text:style-name="MT5">x</text:span><text:span text:style-name="MT5">t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text:span text:style-name="MT5">s</text:span></text:p>
                                      <text:list>
                                        <text:list-item>
                                          <text:p text:style-name="MP15"><text:span text:style-name="MT6">S</text:span><text:span text:style-name="MT6">e</text:span><text:span text:style-name="MT6">c</text:span><text:span text:style-name="MT6">o</text:span><text:span text:style-name="MT6">n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 text:style-name="MP15"><text:span text:style-name="MT7">T</text:span><text:span text:style-name="MT7">h</text:span><text:span text:style-name="MT7">i</text:span><text:span text:style-name="MT7">r</text:span><text:span text:style-name="MT7">d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16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82</meta:editing-cycles>
    <dc:date>2019-10-24T21:07:17.214213903</dc:date>
    <meta:editing-duration>P2DT13H10M4S</meta:editing-duration>
    <meta:generator>LibreOffice/6.2.4.2$Linux_X86_64 LibreOffice_project/20$Build-2</meta:generator>
    <dc:creator>Erel Segal-Halevi</dc:creator>
    <meta:document-statistic meta:object-count="22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